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8f49" officeooo:paragraph-rsid="00148f49" style:font-weight-asian="bold" style:font-weight-complex="bold"/>
    </style:style>
    <style:style style:name="P2" style:family="paragraph" style:parent-style-name="Standard">
      <style:text-properties fo:font-weight="bold" officeooo:rsid="0015248a" officeooo:paragraph-rsid="00170320" style:font-weight-asian="bold" style:font-weight-complex="bold"/>
    </style:style>
    <style:style style:name="P3" style:family="paragraph" style:parent-style-name="Standard">
      <style:text-properties fo:font-weight="normal" officeooo:rsid="00148f49" officeooo:paragraph-rsid="00148f4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d929" style:font-weight-asian="normal" style:font-weight-complex="normal"/>
    </style:style>
    <style:style style:name="T3" style:family="text">
      <style:text-properties fo:font-weight="normal" officeooo:rsid="0017032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Secrets</text:p>
      <text:p text:style-name="P3"/>
      <text:p text:style-name="P3"/>
      <text:p text:style-name="P2"><text:span text:style-name="T1">echo “teste” | docker secret create password_mysql_root -<text:line-break/></text:span><text:span text:style-name="T2">docker secret ls<text:line-break/></text:span><text:span text:style-name="T3">docker secret rm password_mysql_root<text:line-break/></text:span><text:span text:style-name="T1">echo “</text:span><text:span text:style-name="T3">wordpress</text:span><text:span text:style-name="T1">” | docker secret create password_mysql_root -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1:44:10.816762120</meta:creation-date>
    <meta:generator>LibreOffice/5.3.6.1$Linux_X86_64 LibreOffice_project/30$Build-1</meta:generator>
    <dc:date>2018-05-12T11:48:18.017803915</dc:date>
    <meta:editing-duration>PT4M6S</meta:editing-duration>
    <meta:editing-cycles>5</meta:editing-cycles>
    <meta:document-statistic meta:table-count="0" meta:image-count="0" meta:object-count="0" meta:page-count="1" meta:paragraph-count="2" meta:word-count="25" meta:character-count="188" meta:non-whitespace-character-count="164"/>
  </office:meta>
</office:document-meta>
</file>